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smosis is the diffusion of a solvent through a selectively permeable membrane following its own concentration gradient. Diffusion is the movement of particles of any substance so that they spread out into the available space. Facilitated diffusion is the passive transport of molecules or ions across a membrane via specific transmembrane integral proteins.</text:p>
      <text:p text:style-name="Standard"/>
      <text:p text:style-name="Standard">Hypertonic is when the concentration of solutes outside a cell is greater than inside. Hypotonic is when the concentration of solutes outside a cell is less than inside. Isotonic is when the concentration of solutes outside a cell are the same as inside.</text:p>
      <text:p text:style-name="Standard"/>
      <text:p text:style-name="Standard">A channel protein has a hydrophilic channel that certain molecules or atomic ions use as a tunnel through the membrane. A carrier protein holds onto their passengers and changes shape in a way that shuttles them across the membrane.</text:p>
      <text:p text:style-name="Standard"/>
      <text:p text:style-name="Standard">Active transport mechanisms are often called pumps because they use energy to move substances against their concentration gradie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13T14:35:59.99</meta:creation-date>
    <meta:document-statistic meta:table-count="0" meta:image-count="0" meta:object-count="0" meta:page-count="1" meta:paragraph-count="4" meta:word-count="153" meta:character-count="975"/>
    <dc:date>2017-11-13T15:03:14.91</dc:date>
    <dc:creator>Timothy Cayer</dc:creator>
    <meta:editing-duration>PT12M4S</meta:editing-duration>
    <meta:editing-cycles>1</meta:editing-cycles>
    <meta:generator>OpenOffice/4.1.3$Win32 OpenOffice.org_project/413m1$Build-9783</meta:generator>
  </office:meta>
</office:document-meta>
</file>